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60.25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18.59mm"/>
    </style:style>
    <style:style style:name="co27" style:family="table-column">
      <style:table-column-properties fo:break-before="auto" style:column-width="12.61mm"/>
    </style:style>
    <style:style style:name="co28" style:family="table-column">
      <style:table-column-properties fo:break-before="auto" style:column-width="15.06mm"/>
    </style:style>
    <style:style style:name="co29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/>
    </style:style>
    <style:style style:name="ce12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ackground-color="#cc66ff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8" office:value-type="string" calcext:value-type="string">
            <text:p>playCounter</text:p>
          </table:table-cell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addedDate</text:p>
          </table:table-cell>
          <table:table-cell table:style-name="ce8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4</text:p>
          </table:table-cell>
          <table:table-cell table:style-name="ce8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5</text:p>
          </table:table-cell>
          <table:table-cell table:style-name="ce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3-05-05 19:27:26</text:p>
          </table:table-cell>
          <table:table-cell table:style-name="ce8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7</text:p>
          </table:table-cell>
          <table:table-cell table:style-name="ce8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11" office:value-type="string" calcext:value-type="string">
            <text:p>playCounter</text:p>
          </table:table-cell>
          <table:table-cell table:style-name="ce11" office:value-type="string" calcext:value-type="string">
            <text:p>rating</text:p>
          </table:table-cell>
          <table:table-cell table:style-name="ce11" office:value-type="string" calcext:value-type="string">
            <text:p>addedDate</text:p>
          </table:table-cell>
          <table:table-cell table:style-name="ce11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6 19:27:24</text:p>
          </table:table-cell>
          <table:table-cell table:style-name="ce13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6-24 09:26:46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8:13:31.386746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4T19:01:31.127853542</dc:date>
    <dc:creator>Raphael </dc:creator>
    <meta:editing-duration>PT20H57M21S</meta:editing-duration>
    <meta:editing-cycles>78</meta:editing-cycles>
    <meta:document-statistic meta:table-count="23" meta:cell-count="8026" meta:object-count="0"/>
  </office:meta>
</office:document-meta>
</file>